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List_20_Paragraph" style:list-style-name="WWNum1">
      <style:paragraph-properties fo:margin-top="0in" fo:margin-bottom="0in" loext:contextual-spacing="false" fo:line-height="100%"/>
    </style:style>
    <style:style style:name="P8" style:family="paragraph" style:parent-style-name="List_20_Paragraph" style:list-style-name="WWNum1">
      <style:paragraph-properties fo:margin-top="0in" fo:margin-bottom="0in" loext:contextual-spacing="false" fo:line-height="100%"/>
      <style:text-properties officeooo:paragraph-rsid="001cbc28"/>
    </style:style>
    <style:style style:name="P9" style:family="paragraph" style:parent-style-name="List_20_Paragraph" style:list-style-name="WWNum6">
      <style:paragraph-properties fo:margin-top="0in" fo:margin-bottom="0in" loext:contextual-spacing="false" fo:line-height="100%"/>
    </style:style>
    <style:style style:name="P10" style:family="paragraph" style:parent-style-name="List_20_Paragraph" style:list-style-name="WWNum6">
      <style:paragraph-properties fo:margin-top="0in" fo:margin-bottom="0in" loext:contextual-spacing="false" fo:line-height="100%"/>
      <style:text-properties officeooo:paragraph-rsid="001d9f42"/>
    </style:style>
    <style:style style:name="P11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021cbf4"/>
    </style:style>
    <style:style style:name="P12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025ec9f"/>
    </style:style>
    <style:style style:name="P13" style:family="paragraph" style:parent-style-name="List_20_Paragraph" style:list-style-name="WWNum1">
      <style:paragraph-properties fo:margin-top="0in" fo:margin-bottom="0in" loext:contextual-spacing="false" fo:line-height="100%"/>
      <style:text-properties fo:color="#000000" style:font-name="Times New Roman" fo:font-size="12pt" officeooo:rsid="001d91b3" officeooo:paragraph-rsid="001d91b3" style:font-size-asian="12pt" style:font-size-complex="12pt"/>
    </style:style>
    <style:style style:name="P14" style:family="paragraph" style:parent-style-name="List_20_Paragraph" style:list-style-name="WWNum2">
      <style:paragraph-properties fo:margin-top="0in" fo:margin-bottom="0in" loext:contextual-spacing="false" fo:line-height="100%"/>
      <style:text-properties fo:color="#000000" style:font-name="Times New Roman" fo:font-size="12pt" officeooo:rsid="001d91b3" style:font-size-asian="12pt" style:font-size-complex="12pt"/>
    </style:style>
    <style:style style:name="P15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1d9f42" officeooo:paragraph-rsid="001d9f42" style:font-size-asian="12pt" style:font-size-complex="12pt" style:font-weight-complex="bold"/>
    </style:style>
    <style:style style:name="P16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1d9f42" officeooo:paragraph-rsid="00218941" style:font-size-asian="12pt" style:font-size-complex="12pt" style:font-weight-complex="bold"/>
    </style:style>
    <style:style style:name="P17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1d9f42" officeooo:paragraph-rsid="002d9bfd" style:font-size-asian="12pt" style:font-size-complex="12pt" style:font-weight-complex="bold"/>
    </style:style>
    <style:style style:name="P18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style:font-size-asian="12pt" style:font-size-complex="12pt" style:font-weight-complex="bold"/>
    </style:style>
    <style:style style:name="P19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1f0683" officeooo:paragraph-rsid="001f0683" style:font-size-asian="12pt" style:font-size-complex="12pt" style:font-weight-complex="bold"/>
    </style:style>
    <style:style style:name="P20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1f0683" officeooo:paragraph-rsid="002d9bfd" style:font-size-asian="12pt" style:font-size-complex="12pt" style:font-weight-complex="bold"/>
    </style:style>
    <style:style style:name="P21" style:family="paragraph" style:parent-style-name="List_20_Paragraph" style:list-style-name="WWNum9">
      <style:paragraph-properties fo:margin-top="0in" fo:margin-bottom="0in" loext:contextual-spacing="false" fo:line-height="100%"/>
      <style:text-properties fo:color="#000000" style:font-name="Times New Roman" fo:font-size="12pt" officeooo:rsid="001f8f77" officeooo:paragraph-rsid="001f8f77" style:font-size-asian="12pt" style:font-size-complex="12pt" style:font-weight-complex="bold"/>
    </style:style>
    <style:style style:name="P22" style:family="paragraph" style:parent-style-name="List_20_Paragraph" style:list-style-name="WWNum9">
      <style:paragraph-properties fo:margin-top="0in" fo:margin-bottom="0in" loext:contextual-spacing="false" fo:line-height="100%"/>
      <style:text-properties fo:color="#000000" style:font-name="Times New Roman" fo:font-size="12pt" officeooo:rsid="00211d3e" officeooo:paragraph-rsid="00211d3e" style:font-size-asian="12pt" style:font-size-complex="12pt" style:font-weight-complex="bold"/>
    </style:style>
    <style:style style:name="P23" style:family="paragraph" style:parent-style-name="List_20_Paragraph" style:list-style-name="WWNum11">
      <style:paragraph-properties fo:margin-top="0in" fo:margin-bottom="0in" loext:contextual-spacing="false" fo:line-height="100%"/>
      <style:text-properties fo:color="#000000" style:font-name="Times New Roman" fo:font-size="12pt" officeooo:rsid="0021cbf4" officeooo:paragraph-rsid="0021cbf4" style:font-size-asian="12pt" style:font-size-complex="12pt" style:font-weight-complex="bold"/>
    </style:style>
    <style:style style:name="P24" style:family="paragraph" style:parent-style-name="List_20_Paragraph" style:list-style-name="WWNum12">
      <style:paragraph-properties fo:margin-top="0in" fo:margin-bottom="0in" loext:contextual-spacing="false" fo:line-height="100%"/>
      <style:text-properties fo:color="#000000" style:font-name="Times New Roman" fo:font-size="12pt" officeooo:rsid="0021cbf4" officeooo:paragraph-rsid="0021cbf4" style:font-size-asian="12pt" style:font-size-complex="12pt" style:font-weight-complex="bold"/>
    </style:style>
    <style:style style:name="P25" style:family="paragraph" style:parent-style-name="List_20_Paragraph" style:list-style-name="WWNum12">
      <style:paragraph-properties fo:margin-top="0in" fo:margin-bottom="0in" loext:contextual-spacing="false" fo:line-height="100%"/>
      <style:text-properties fo:color="#000000" style:font-name="Times New Roman" fo:font-size="12pt" officeooo:rsid="0021cbf4" officeooo:paragraph-rsid="002a68ca" style:font-size-asian="12pt" style:font-size-complex="12pt" style:font-weight-complex="bold"/>
    </style:style>
    <style:style style:name="P26" style:family="paragraph" style:parent-style-name="List_20_Paragraph" style:list-style-name="WWNum6">
      <style:paragraph-properties fo:margin-top="0in" fo:margin-bottom="0in" loext:contextual-spacing="false" fo:line-height="100%"/>
      <style:text-properties fo:color="#000000" style:font-name="Times New Roman" fo:font-size="12pt" officeooo:rsid="002d9bfd" officeooo:paragraph-rsid="002d9bfd" style:font-size-asian="12pt" style:font-size-complex="12pt" style:font-weight-complex="bold"/>
    </style:style>
    <style:style style:name="P27" style:family="paragraph" style:parent-style-name="List_20_Paragraph" style:list-style-name="WWNum6">
      <style:paragraph-properties fo:margin-top="0in" fo:margin-bottom="0in" loext:contextual-spacing="false" fo:line-height="100%"/>
      <style:text-properties officeooo:rsid="001d9f42" officeooo:paragraph-rsid="00218941"/>
    </style:style>
    <style:style style:name="P28" style:family="paragraph" style:parent-style-name="List_20_Paragraph" style:list-style-name="WWNum6">
      <style:paragraph-properties fo:margin-top="0in" fo:margin-bottom="0in" loext:contextual-spacing="false" fo:line-height="100%"/>
      <style:text-properties officeooo:rsid="001f0683" officeooo:paragraph-rsid="001f0683"/>
    </style:style>
    <style:style style:name="P29" style:family="paragraph" style:parent-style-name="List_20_Paragraph" style:list-style-name="WWNum6">
      <style:paragraph-properties fo:margin-top="0in" fo:margin-bottom="0in" loext:contextual-spacing="false" fo:line-height="100%"/>
      <style:text-properties officeooo:rsid="001f8f77" officeooo:paragraph-rsid="001f8f77"/>
    </style:style>
    <style:style style:name="P30" style:family="paragraph" style:parent-style-name="List_20_Paragraph" style:list-style-name="WWNum9">
      <style:paragraph-properties fo:margin-top="0in" fo:margin-bottom="0in" loext:contextual-spacing="false" fo:line-height="100%"/>
      <style:text-properties officeooo:rsid="001f8f77" officeooo:paragraph-rsid="001f8f77"/>
    </style:style>
    <style:style style:name="P31" style:family="paragraph" style:parent-style-name="List_20_Paragraph" style:list-style-name="WWNum9">
      <style:paragraph-properties fo:margin-top="0in" fo:margin-bottom="0in" loext:contextual-spacing="false" fo:line-height="100%"/>
      <style:text-properties officeooo:rsid="00211d3e" officeooo:paragraph-rsid="00211d3e"/>
    </style:style>
    <style:style style:name="P32" style:family="paragraph" style:parent-style-name="List_20_Paragraph" style:list-style-name="WWNum12">
      <style:paragraph-properties fo:margin-top="0in" fo:margin-bottom="0in" loext:contextual-spacing="false" fo:line-height="100%"/>
      <style:text-properties officeooo:rsid="002471b4" officeooo:paragraph-rsid="002471b4"/>
    </style:style>
    <style:style style:name="P33" style:family="paragraph" style:parent-style-name="List_20_Paragraph" style:list-style-name="WWNum12">
      <style:paragraph-properties fo:margin-top="0in" fo:margin-bottom="0in" loext:contextual-spacing="false" fo:line-height="100%"/>
      <style:text-properties officeooo:rsid="0025ec9f" officeooo:paragraph-rsid="0025ec9f"/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2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style:font-size-asian="12pt" style:font-size-complex="12pt" style:font-weight-complex="bold"/>
    </style:style>
    <style:style style:name="T6" style:family="text">
      <style:text-properties fo:color="#000000" style:font-name="Times New Roman" fo:font-size="12pt" officeooo:rsid="001f8f77" style:font-size-asian="12pt" style:font-size-complex="12pt" style:font-weight-complex="bold"/>
    </style:style>
    <style:style style:name="T7" style:family="text">
      <style:text-properties fo:color="#000000" style:font-name="Times New Roman" fo:font-size="12pt" officeooo:rsid="00218941" style:font-size-asian="12pt" style:font-size-complex="12pt" style:font-weight-complex="bold"/>
    </style:style>
    <style:style style:name="T8" style:family="text">
      <style:text-properties fo:color="#000000" style:font-name="Times New Roman" fo:font-size="12pt" officeooo:rsid="0021cbf4" style:font-size-asian="12pt" style:font-size-complex="12pt" style:font-weight-complex="bold"/>
    </style:style>
    <style:style style:name="T9" style:family="text">
      <style:text-properties fo:color="#000000" style:font-name="Times New Roman" fo:font-size="12pt" officeooo:rsid="0025ec9f" style:font-size-asian="12pt" style:font-size-complex="12pt" style:font-weight-complex="bold"/>
    </style:style>
    <style:style style:name="T10" style:family="text">
      <style:text-properties fo:color="#000000" style:font-name="Times New Roman" fo:font-size="12pt" officeooo:rsid="00262a0f" style:font-size-asian="12pt" style:font-size-complex="12pt" style:font-weight-complex="bold"/>
    </style:style>
    <style:style style:name="T11" style:family="text">
      <style:text-properties fo:color="#000000" style:font-name="Times New Roman" fo:font-size="12pt" officeooo:rsid="00275113" style:font-size-asian="12pt" style:font-size-complex="12pt" style:font-weight-complex="bold"/>
    </style:style>
    <style:style style:name="T12" style:family="text">
      <style:text-properties fo:color="#000000" style:font-name="Times New Roman" fo:font-size="12pt" officeooo:rsid="002a68ca" style:font-size-asian="12pt" style:font-size-complex="12pt" style:font-weight-complex="bold"/>
    </style:style>
    <style:style style:name="T13" style:family="text">
      <style:text-properties fo:color="#000000" style:font-name="Times New Roman" fo:font-size="12pt" officeooo:rsid="002d9bfd" style:font-size-asian="12pt" style:font-size-complex="12pt" style:font-weight-complex="bold"/>
    </style:style>
    <style:style style:name="T14" style:family="text">
      <style:text-properties fo:color="#000000" style:font-name="Times New Roman" fo:font-size="12pt" officeooo:rsid="001cbc28" style:font-size-asian="12pt" style:font-size-complex="12pt"/>
    </style:style>
    <style:style style:name="T15" style:family="text">
      <style:text-properties fo:color="#000000" style:font-name="Times New Roman" fo:font-size="12pt" officeooo:rsid="001d91b3" style:font-size-asian="12pt" style:font-size-complex="12pt"/>
    </style:style>
    <style:style style:name="T16" style:family="text">
      <style:text-properties fo:color="#000000" style:font-name="Times New Roman" fo:font-size="12pt" officeooo:rsid="002c0e0a" style:font-size-asian="12pt" style:font-size-complex="12pt"/>
    </style:style>
    <style:style style:name="T17" style:family="text"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fo:color="#000000" style:text-position="sub 58%" style:font-name="Times New Roman" fo:font-size="12pt" style:font-size-asian="12pt" style:font-size-complex="12pt" style:font-weight-complex="bold"/>
    </style:style>
    <style:style style:name="T19" style:family="text">
      <style:text-properties officeooo:rsid="00288738"/>
    </style:style>
    <style:style style:name="T20" style:family="text">
      <style:text-properties officeooo:rsid="0023178f"/>
    </style:style>
    <style:style style:name="T21" style:family="text">
      <style:text-properties officeooo:rsid="002a68ca"/>
    </style:style>
    <style:style style:name="T22" style:family="text">
      <style:text-properties officeooo:rsid="002d9b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R Program Comparative Review</text:p>
      <text:p text:style-name="P3"/>
      <text:p text:style-name="P1"><text:span text:style-name="T1">1. </text:span><text:span text:style-name="T3">Project Identification</text:span></text:p>
      <text:list xml:id="list9074799819269087642" text:style-name="WWNum1">
        <text:list-item>
          <text:p text:style-name="P8"><text:span text:style-name="T4">Project Title: “</text:span><text:span text:style-name="T14">Enabling Long Wavelength Streaking for Attosecond </text:span><text:span text:style-name="T15">X-ray </text:span><text:span text:style-name="T14">Science”</text:span></text:p>
        </text:list-item>
        <text:list-item>
          <text:p text:style-name="P7"><text:span text:style-name="T14">Ryan N Coffee, Senior Scientist, </text:span><text:span text:style-name="T16">LCLS+PULSE</text:span><text:span text:style-name="T14">, </text:span><text:a xlink:type="simple" xlink:href="mailto:coffee@slac.stanford.edu" text:style-name="Internet_20_link" text:visited-style-name="Visited_20_Internet_20_Link">coffee@slac.stanford.edu</text:a><text:span text:style-name="T14">, 650-387-0981</text:span></text:p>
        </text:list-item>
        <text:list-item>
          <text:p text:style-name="P13">Peter Walter (L2SI) , James Cryan (LCLS/PULSE)</text:p>
        </text:list-item>
      </text:list>
      <text:list xml:id="list1483989916039283143" text:style-name="WWNum2">
        <text:list-item>
          <text:p text:style-name="P14">September 2018 – September 2020</text:p>
        </text:list-item>
      </text:list>
      <text:p text:style-name="P2"/>
      <text:p text:style-name="P1"><text:span text:style-name="T2">2. </text:span><text:span text:style-name="T3">Accomplishments</text:span><text:span text:style-name="T2">: <text:s/></text:span></text:p>
      <text:list xml:id="list6162657928872667065" text:style-name="WWNum6">
        <text:list-item>
          <text:p text:style-name="P10"><text:span text:style-name="T5">Major project goals</text:span></text:p>
          <text:list>
            <text:list-item>
              <text:p text:style-name="P15"><text:span text:style-name="T22">(Completed) </text:span>Test 2μm streaking with attosecond pulses from LCLS-I using Axial VMI</text:p>
            </text:list-item>
            <text:list-item>
              <text:p text:style-name="P17"><text:span text:style-name="T22">(Completed) </text:span>Design detector <text:span text:style-name="T22">assemblies</text:span> for array</text:p>
            </text:list-item>
            <text:list-item>
              <text:p text:style-name="P26">(Completed) Purchase Digitizers</text:p>
            </text:list-item>
            <text:list-item>
              <text:p text:style-name="P26">(Completed) Demonstrate ML-based pulse reconstruction</text:p>
            </text:list-item>
            <text:list-item>
              <text:p text:style-name="P17"><text:span text:style-name="T22">(75%) U</text:span>se existing data to develop algorithms for streaming analysis.</text:p>
            </text:list-item>
            <text:list-item>
              <text:p text:style-name="P17"><text:span text:style-name="T22">(75%) </text:span>Test waveform sampling versus pulse reconstruction accuracy.</text:p>
            </text:list-item>
            <text:list-item>
              <text:p text:style-name="P15"><text:span text:style-name="T22">(50%) </text:span>Purchase all electronics supplies and chamber.</text:p>
            </text:list-item>
            <text:list-item>
              <text:p text:style-name="P15"><text:span text:style-name="T22">(50%) </text:span>Design transfer learning implementation plan for LCLS-II.</text:p>
            </text:list-item>
            <text:list-item>
              <text:p text:style-name="P16"><text:span text:style-name="T22">(25%) </text:span>Implement on-board FPGA processing and demonstrate calibration learning.</text:p>
            </text:list-item>
            <text:list-item>
              <text:p text:style-name="P16"><text:span text:style-name="T22">(25%) </text:span>Optimize FPGA solution compared to larger ML-server solution.</text:p>
            </text:list-item>
            <text:list-item>
              <text:p text:style-name="P16"><text:span text:style-name="T22">(0%) </text:span>Construct detector array prototype for benchmarking on the PULSE Institute euv laser system.</text:p>
            </text:list-item>
            <text:list-item>
              <text:p text:style-name="P27"><text:span text:style-name="T13">(0%) </text:span><text:span text:style-name="T5">Install array on LCLS-II and benchmark resolution with XAFS using 3 μm laser dressing of N</text:span><text:span text:style-name="T18">2</text:span><text:span text:style-name="T5">O.</text:span></text:p>
            </text:list-item>
            <text:list-item>
              <text:p text:style-name="P20"><text:span text:style-name="T5">Stretch goal, split the ML model into Digitizer FPGA + PCIe FPGA</text:span></text:p>
            </text:list-item>
          </text:list>
        </text:list-item>
        <text:list-item>
          <text:p text:style-name="P9"><text:span text:style-name="T6">S</text:span><text:span text:style-name="T5">chedule and budget</text:span></text:p>
          <text:list>
            <text:list-item>
              <text:p text:style-name="P28"><text:span text:style-name="T5">Design schedule </text:span><text:span text:style-name="T6">2 months </text:span><text:span text:style-name="T5">behind desire, due to challenging L2SI resource coordination, but still consistent with FY20 delivery.</text:span></text:p>
            </text:list-item>
            <text:list-item>
              <text:p text:style-name="P19">Advancing “known quantities” such as Detector assemblies, Flanges, and Digitizers into FY19 to accommodate long lead times</text:p>
            </text:list-item>
            <text:list-item>
              <text:p text:style-name="P28"><text:span text:style-name="T5">Digitizers consistent with compatible upgrade to L2SI came in above initial estimate </text:span><text:span text:style-name="T6">but consistent with budget as received if removing the less desirable System-on-Chip option.</text:span></text:p>
            </text:list-item>
            <text:list-item>
              <text:p text:style-name="P29"><text:span text:style-name="T6">D</text:span><text:span text:style-name="T5">ata processing and machine learning based on simulated detector is few months ahead of schedule.</text:span></text:p>
            </text:list-item>
          </text:list>
        </text:list-item>
      </text:list>
      <text:p text:style-name="P2"/>
      <text:p text:style-name="P1"><text:span text:style-name="T2">3. </text:span><text:span text:style-name="T3">Publications, conference papers, patents:</text:span><text:span text:style-name="T17"> </text:span><text:span text:style-name="T6">No publications to date</text:span></text:p>
      <text:p text:style-name="P4"/>
      <text:p text:style-name="P1"><text:span text:style-name="T2">4.</text:span><text:span text:style-name="T3"> Collaborations:</text:span><text:span text:style-name="T2"> <text:s/></text:span></text:p>
      <text:list xml:id="list4569979854808580555" text:style-name="WWNum9">
        <text:list-item>
          <text:p text:style-name="P21">DESY/XFEL – very effective collaboration, provided new limitations on MCP choice and algorithm design to accommodate <text:span text:style-name="T21">MCP depletion</text:span>.</text:p>
        </text:list-item>
        <text:list-item>
          <text:p text:style-name="P30"><text:span text:style-name="T5">PULSE – very effective collaboration, aided the flange assembly design and will host initial detector testing with EUV source.</text:span></text:p>
        </text:list-item>
        <text:list-item>
          <text:p text:style-name="P21"><text:soft-page-break/>L2SI – effective integration effort to plan for an XIP project “MRCOFFEE” end-station for Hutch 1.1 user access. <text:s/>Engineering load of L2SI is very heav<text:span text:style-name="T21">y</text:span> and thus requires flexibility to accommodate existing LCLS-II needs with this engineering effort. <text:s/><text:span text:style-name="T21">This has put strain on</text:span> the chamber and ToF desing though <text:span text:style-name="T21">remains</text:span> consistent with FY20 delivery.</text:p>
        </text:list-item>
        <text:list-item>
          <text:p text:style-name="P21">PCDS – This project has been chosen as an initial target for data handling at LCLS-II. <text:s/>Corbeil-Therrien serves also <text:span text:style-name="T21">on the data management team for PCDS and </text:span>Omar Quijano, is developing the FPGA development environments, is the principle IT engineer for LCLS/LCLS-II</text:p>
        </text:list-item>
        <text:list-item>
          <text:p text:style-name="P31"><text:span text:style-name="T6">S</text:span><text:span text:style-name="T5">tanford CS/EE – Kunle Olukotun is supporting Graduate Student Matt Feldman </text:span><text:span text:style-name="T12">who has configured a</text:span><text:span text:style-name="T5"> Doc</text:span><text:span text:style-name="T12">k</text:span><text:span text:style-name="T5">er image/container that runs the spatial-lang high-level FPGA compiler. <text:s/></text:span></text:p>
        </text:list-item>
        <text:list-item>
          <text:p text:style-name="P22">TID-AIR – Ryan Herbst and Matt Weaver <text:span text:style-name="T21">are both soupporting our</text:span> FPGA development.</text:p>
        </text:list-item>
      </text:list>
      <text:p text:style-name="P4"/>
      <text:p text:style-name="P1"><text:span text:style-name="T2">5.</text:span><text:span text:style-name="T3"> IMPACT</text:span><text:span text:style-name="T2">: <text:s/></text:span></text:p>
      <text:list xml:id="list2434949259701522008" text:style-name="WWNum11">
        <text:list-item>
          <text:p text:style-name="P11"><text:span text:style-name="T8">This project </text:span><text:span text:style-name="T12">exemplifies</text:span><text:span text:style-name="T8"> a co-design model whereby the detector geometry, sensor design, Digitizers, and EdgeML are co-optimized in order that limitations of one </text:span><text:span text:style-name="T10">sub-system</text:span><text:span text:style-name="T8"> (</text:span><text:span text:style-name="T11">Poisson noise in</text:span><text:span text:style-name="T8"> MCP</text:span><text:span text:style-name="T10">s</text:span><text:span text:style-name="T8">) are accommodated with capability in another component (Digitizer FPGA). <text:s/>Such a paradigm is foreseen for intelligent autonomous systems in general, e.g. Industry 4.0.</text:span></text:p>
        </text:list-item>
        <text:list-item>
          <text:p text:style-name="P23">Attosecond XFELs are uniquely capable of interrogating multi-electron correlations in molecular systems. <text:s/>This project enables the identification and data handling decisions by real-time recovery of the x-ray pulse shape <text:span text:style-name="T21">for attosecond resolution for streaming pulse characterization.</text:span></text:p>
        </text:list-item>
      </text:list>
      <text:p text:style-name="P2"/>
      <text:p text:style-name="P1"><text:span text:style-name="T2">6.</text:span><text:span text:style-name="T3"> CHANGES/PROBLEMS:</text:span></text:p>
      <text:list xml:id="list132948872006877" text:continue-numbering="true" text:style-name="WWNum11">
        <text:list-item>
          <text:p text:style-name="P12"><text:span text:style-name="T10">MCP depletion at a hit rate of 50 electrons/shot. <text:s/></text:span><text:span text:style-name="T12">M</text:span><text:span text:style-name="T10">itigation plan is 1) small</text:span><text:span text:style-name="T12">er</text:span><text:span text:style-name="T10"> pore diameter MCPs, 2) upgrad</text:span><text:span text:style-name="T12">ed</text:span><text:span text:style-name="T10"> Digitizer FPGA to accommodate under-sampling , and 3) neural network architectures robust to Poisson noise.</text:span></text:p>
        </text:list-item>
      </text:list>
      <text:p text:style-name="P2"/>
      <text:p text:style-name="P1"><text:span text:style-name="T2">7.</text:span><text:span text:style-name="T3"> BUDGETARY INFORMATION:</text:span></text:p>
      <text:list xml:id="list8339838582729271116" text:style-name="WWNum12">
        <text:list-item>
          <text:p text:style-name="P25">Total project budget received: 640K; <text:span text:style-name="T19">Estimated total cost with updated quotes 639.5K</text:span></text:p>
        </text:list-item>
        <text:list-item>
          <text:p text:style-name="P25"><text:span text:style-name="T21">Committed/spent </text:span>23K labor, <text:span text:style-name="T20">106.5 M&amp;S</text:span></text:p>
        </text:list-item>
        <text:list-item>
          <text:p text:style-name="P24">SLAC LCLS/AD has contributed initial testing MCP assemblies</text:p>
        </text:list-item>
        <text:list-item>
          <text:p text:style-name="P24">PCDS has contributed an initial “base” digitizer model</text:p>
        </text:list-item>
        <text:list-item>
          <text:p text:style-name="P32"><text:span text:style-name="T9">LCLS contribution: </text:span><text:span text:style-name="T5">30% </text:span><text:span text:style-name="T9">FTE Coffee, 50% FTE Gatton, 50% FTE Driver, 20% FTE Quijano</text:span></text:p>
        </text:list-item>
        <text:list-item>
          <text:p text:style-name="P33"><text:span text:style-name="T5">Banting fellowship: 50% FTE Corebeil-Therri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lause_20_Text_20_9" style:display-name="Clause Text 9" style:family="paragraph" style:next-style-name="Standard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glde</meta:initial-creator>
    <meta:editing-cycles>15</meta:editing-cycles>
    <meta:print-date>2015-03-12T19:23:00</meta:print-date>
    <meta:creation-date>2019-04-06T13:28:00</meta:creation-date>
    <dc:date>2019-04-22T13:24:36.316287639</dc:date>
    <meta:editing-duration>PT5H50M13S</meta:editing-duration>
    <meta:generator>LibreOffice/5.1.6.2$Linux_X86_64 LibreOffice_project/10m0$Build-2</meta:generator>
    <meta:document-statistic meta:table-count="0" meta:image-count="0" meta:object-count="0" meta:page-count="2" meta:paragraph-count="46" meta:word-count="632" meta:character-count="4278" meta:non-whitespace-character-count="3709"/>
    <meta:user-defined meta:name="AppVersion">15.0000</meta:user-defined>
    <meta:user-defined meta:name="Company">U.S. Department of Ener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